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2" svg:font-family="'Comfortaa Medium'" style:font-pitch="variable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2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23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2" fo:font-size="11pt" fo:font-style="normal" fo:font-weight="normal" style:font-name-asian="Comfortaa Medium1" style:font-size-asian="11pt" style:font-name-complex="Comfortaa Medium1" style:font-size-complex="11pt"/>
    </style:style>
    <style:style style:name="ce43" style:family="table-cell" style:parent-style-name="Default">
      <style:table-cell-properties fo:border="none"/>
      <style:paragraph-properties style:writing-mode="page"/>
      <style:text-properties style:font-name="Comfortaa Medium2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2" fo:font-size="11pt" fo:font-style="normal" fo:font-weight="normal" style:font-name-asian="Comfortaa Medium1" style:font-size-asian="11pt" style:font-name-complex="Comfortaa Medium1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2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2" fo:font-size="11pt" fo:font-style="normal" fo:font-weight="normal" style:font-name-asian="Comfortaa Medium1" style:font-size-asian="11pt" style:font-name-complex="Comfortaa Medium1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2"/>
    </style:style>
    <style:style style:name="ce81" style:family="table-cell" style:parent-style-name="Default">
      <style:text-properties style:font-name="Comfortaa Medium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paragraph-properties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1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1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1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1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1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3"/>
          <table:table-cell table:style-name="ce2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1"/>
          <table:table-cell table:style-name="ce2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1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3"/>
          <table:table-cell table:style-name="ce23"/>
          <table:covered-table-cell table:number-columns-repeated="4" table:style-name="ce81"/>
          <table:table-cell table:style-name="ce23"/>
          <table:covered-table-cell table:number-columns-repeated="4" table:style-name="ce81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81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2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81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2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23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16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160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16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table:number-columns-repeated="2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66" calcext:value-type="float">
            <text:p>66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2" svg:font-family="'Comfortaa Medium'" style:font-pitch="variable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 style:data-style-name="N2" text:time-value="16:31:44.0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16</meta:editing-cycles>
    <meta:editing-duration>PT1H32M56S</meta:editing-duration>
    <dc:date>2021-04-13T16:35:17.166000000</dc:date>
    <meta:document-statistic meta:table-count="1" meta:cell-count="354" meta:object-count="0"/>
  </office:meta>
</office:document-meta>
</file>